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770000026700A535DE7966711F.png" manifest:media-type="image/png"/>
  <manifest:file-entry manifest:full-path="Pictures/100000000000047A0000026A7F0583B424657F0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fo:font-size="9pt" fo:font-style="italic" officeooo:rsid="002f172f" officeooo:paragraph-rsid="002f172f" style:font-size-asian="9pt" style:font-style-asian="italic" style:font-size-complex="9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11b79f" officeooo:paragraph-rsid="0011b79f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252639" officeooo:paragraph-rsid="0011b79f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29a4ca" officeooo:paragraph-rsid="0029a4ca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2b1944" officeooo:paragraph-rsid="002b1944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2f172f" officeooo:paragraph-rsid="002f172f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2f3d6a" officeooo:paragraph-rsid="002f3d6a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302781" officeooo:paragraph-rsid="00302781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31b40c" officeooo:paragraph-rsid="0031b40c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33c0cd" officeooo:paragraph-rsid="0033c0c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378f4f" officeooo:paragraph-rsid="00378f4f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3b0c47" officeooo:paragraph-rsid="003b0c47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3c2e58" officeooo:paragraph-rsid="003c2e58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style:text-underline-style="none" fo:font-weight="bold" officeooo:rsid="003c2e58" officeooo:paragraph-rsid="0011b79f" style:font-size-asian="15pt" style:font-weight-asian="bold" style:font-size-complex="15pt" style:font-weight-complex="bold"/>
    </style:style>
    <style:style style:name="T1" style:family="text">
      <style:text-properties officeooo:rsid="001ad830"/>
    </style:style>
    <style:style style:name="T2" style:family="text">
      <style:text-properties officeooo:rsid="00264ae7"/>
    </style:style>
    <style:style style:name="T3" style:family="text">
      <style:text-properties officeooo:rsid="0040d3b4"/>
    </style:style>
    <style:style style:name="T4" style:family="text">
      <style:text-properties officeooo:rsid="0042804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.0457in, 0.0654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0425in, 0.0307in, 0.0272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YE2A COVERAGE MAP</text:p>
      <text:p text:style-name="P2"/>
      <text:p text:style-name="P2"><text:span text:style-name="T3">1</text:span>0 m Band (<text:span text:style-name="T3">23</text:span> UTC – <text:span text:style-name="T3">17</text:span> UTC)</text:p>
      <text:p text:style-name="P2"/>
      <text:p text:style-name="P2"/>
      <text:p text:style-name="P2"><text:span text:style-name="T3">23</text:span> UTC</text:p>
      <text:p text:style-name="P2"><draw:frame draw:style-name="fr1" draw:name="Image1" text:anchor-type="paragraph" svg:width="6.6598in" svg:height="3.5193in" draw:z-index="0"><draw:image xlink:href="Pictures/100000000000047A0000026A7F0583B424657F0F.png" xlink:type="simple" xlink:show="embed" xlink:actuate="onLoad" loext:mime-type="image/png"/></draw:frame></text:p>
      <text:p text:style-name="P2"/>
      <text:p text:style-name="P2"><text:span text:style-name="T4">0</text:span> <text:span text:style-name="T2">U</text:span>TC</text:p>
      <text:p text:style-name="P14"><draw:frame draw:style-name="fr2" draw:name="Image2" text:anchor-type="paragraph" svg:x="0.0445in" svg:y="0in" svg:width="6.6047in" svg:height="3.5945in" draw:z-index="1"><draw:image xlink:href="Pictures/10000000000004770000026700A535DE7966711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9pt" fo:font-style="italic" officeooo:rsid="002f172f" officeooo:paragraph-rsid="002f172f" style:font-size-asian="9pt" style:font-style-asian="italic" style:font-size-complex="9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YD1SDL - 2018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01:27:27.755797780</meta:creation-date>
    <dc:date>2018-11-13T02:50:04.460324547</dc:date>
    <meta:editing-duration>PT1H5M3S</meta:editing-duration>
    <meta:editing-cycles>40</meta:editing-cycles>
    <meta:generator>LibreOffice/6.0.5.2$Linux_X86_64 LibreOffice_project/00m0$Build-2</meta:generator>
    <meta:document-statistic meta:table-count="0" meta:image-count="2" meta:object-count="0" meta:page-count="1" meta:paragraph-count="5" meta:word-count="17" meta:character-count="68" meta:non-whitespace-character-count="55"/>
  </office:meta>
</office:document-meta>
</file>